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Preformatted_20_Text">
      <style:paragraph-properties fo:margin-left="0cm" fo:margin-right="0cm" fo:text-indent="0cm" style:auto-text-indent="false"/>
    </style:style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P1" text:outline-level="2">おすすめの実装順</text:h>
      <text:h text:style-name="Heading_20_3" text:outline-level="3">1. <text:span text:style-name="Source_20_Text">/reservation</text:span> を完成させる</text:h>
      <text:p text:style-name="Text_20_body">ここでは予約案内ページを完成形に近づけます。</text:p>
      <text:p text:style-name="Text_20_body">やること</text:p>
      <text:list text:style-name="L1">
        <text:list-item>
          <text:p text:style-name="P2">header</text:p>
        </text:list-item>
        <text:list-item>
          <text:p text:style-name="P2">breadcrumb</text:p>
        </text:list-item>
        <text:list-item>
          <text:p text:style-name="P2">タイトル</text:p>
        </text:list-item>
        <text:list-item>
          <text:p text:style-name="P2">開催情報カード</text:p>
        </text:list-item>
        <text:list-item>
          <text:p text:style-name="P2">注意事項</text:p>
        </text:list-item>
        <text:list-item>
          <text:p text:style-name="P2">店舗情報</text:p>
        </text:list-item>
        <text:list-item>
          <text:p text:style-name="P2">アクセス</text:p>
        </text:list-item>
        <text:list-item>
          <text:p text:style-name="P2">フォームへの導線ボタン</text:p>
        </text:list-item>
      </text:list>
      <text:p text:style-name="Text_20_body">この段階では、<text:span text:style-name="Strong_20_Emphasis">デザインと情報整理を固めることが目的</text:span>です。</text:p>
      <text:p text:style-name="Horizontal_20_Line"/>
      <text:h text:style-name="Heading_20_3" text:outline-level="3">2. <text:span text:style-name="Source_20_Text">/reservation/form</text:span> を完成させる</text:h>
      <text:p text:style-name="Text_20_body">ここではフォームページ全体のレイアウトを先に作ります。</text:p>
      <text:p text:style-name="Text_20_body">やること</text:p>
      <text:list text:style-name="L2">
        <text:list-item>
          <text:p text:style-name="P3">header</text:p>
        </text:list-item>
        <text:list-item>
          <text:p text:style-name="P3">breadcrumb</text:p>
        </text:list-item>
        <text:list-item>
          <text:p text:style-name="P3">タイトル</text:p>
        </text:list-item>
        <text:list-item>
          <text:p text:style-name="P3">カレンダーエリア</text:p>
        </text:list-item>
        <text:list-item>
          <text:p text:style-name="P3">時間選択</text:p>
        </text:list-item>
        <text:list-item>
          <text:p text:style-name="P3">人数</text:p>
        </text:list-item>
        <text:list-item>
          <text:p text:style-name="P3">氏名</text:p>
        </text:list-item>
        <text:list-item>
          <text:p text:style-name="P3">フリガナ</text:p>
        </text:list-item>
        <text:list-item>
          <text:p text:style-name="P3">メール</text:p>
        </text:list-item>
        <text:list-item>
          <text:p text:style-name="P3">電話番号</text:p>
        </text:list-item>
        <text:list-item>
          <text:p text:style-name="P3">備考</text:p>
        </text:list-item>
        <text:list-item>
          <text:p text:style-name="P3">同意チェック</text:p>
        </text:list-item>
        <text:list-item>
          <text:p text:style-name="P3"><text:soft-page-break/>送信ボタン</text:p>
        </text:list-item>
      </text:list>
      <text:p text:style-name="Text_20_body">この時点では、<text:line-break/><text:span text:style-name="Strong_20_Emphasis">まだ本物の予約処理は作らなくてOK</text:span>です。<text:line-break/>まずは「フォームの見た目と項目配置」を完成させます。</text:p>
      <text:p text:style-name="Horizontal_20_Line"/>
      <text:h text:style-name="Heading_20_3" text:outline-level="3">3. カレンダー部分を“仮の操作付きUI”にする</text:h>
      <text:p text:style-name="Text_20_body">ここで初めて、画像ではなく最低限のクリック動作を入れます。</text:p>
      <text:p text:style-name="Text_20_body">やること</text:p>
      <text:list text:style-name="L3">
        <text:list-item>
          <text:p text:style-name="P4">カレンダー内の <text:span text:style-name="Source_20_Text">○</text:span> と <text:span text:style-name="Source_20_Text">△</text:span> の日だけ押せるようにする</text:p>
        </text:list-item>
        <text:list-item>
          <text:p text:style-name="P4">押したら <text:span text:style-name="Source_20_Text">/reservation/form</text:span> に遷移する</text:p>
        </text:list-item>
        <text:list-item>
          <text:p text:style-name="P4">遷移時に選択日を渡す</text:p>
        </text:list-item>
      </text:list>
      <text:p text:style-name="Text_20_body">例</text:p>
      <text:list text:style-name="L4">
        <text:list-item>
          <text:p text:style-name="P5"><text:span text:style-name="Source_20_Text">/reservation/form?date=2026-04-02</text:span></text:p>
        </text:list-item>
      </text:list>
      <text:p text:style-name="Text_20_body">この段階ではまだ管理画面なしで大丈夫です。<text:line-break/>まずは**「押したらフォームへ行ける」導線を完成**させます。</text:p>
      <text:p text:style-name="Horizontal_20_Line"/>
      <text:h text:style-name="Heading_20_3" text:outline-level="3">4. フォームに選択日を反映させる</text:h>
      <text:p text:style-name="Text_20_body">次に、カレンダーから渡された日付をフォームに反映します。</text:p>
      <text:p text:style-name="Text_20_body">やること</text:p>
      <text:list text:style-name="L5">
        <text:list-item>
          <text:p text:style-name="P6">URLパラメータの日付を読む</text:p>
        </text:list-item>
        <text:list-item>
          <text:p text:style-name="P6">フォームの「希望日」に初期値として表示する</text:p>
        </text:list-item>
        <text:list-item>
          <text:p text:style-name="P6"><text:span text:style-name="Source_20_Text">×</text:span> や <text:span text:style-name="Source_20_Text">―</text:span> は押せないようにする</text:p>
        </text:list-item>
      </text:list>
      <text:p text:style-name="Text_20_body">ここまで来ると、ユーザー体験としてかなり自然になります。</text:p>
      <text:p text:style-name="Horizontal_20_Line"/>
      <text:h text:style-name="Heading_20_3" text:outline-level="3">5. フォーム送信機能を作る</text:h>
      <text:p text:style-name="Text_20_body">次に予約フォームを実際に送信できるようにします。</text:p>
      <text:p text:style-name="Text_20_body">やること</text:p>
      <text:list text:style-name="L6">
        <text:list-item>
          <text:p text:style-name="P7">バリデーション</text:p>
        </text:list-item>
        <text:list-item>
          <text:p text:style-name="P7">必須項目チェック</text:p>
        </text:list-item>
        <text:list-item>
          <text:p text:style-name="P7">送信確認</text:p>
        </text:list-item>
        <text:list-item>
          <text:p text:style-name="P7"><text:soft-page-break/>完了画面</text:p>
        </text:list-item>
        <text:list-item>
          <text:p text:style-name="P7">必要ならメール送信</text:p>
        </text:list-item>
      </text:list>
      <text:p text:style-name="Text_20_body">この段階では、まだ在庫連携や管理画面がなくても進められます。</text:p>
      <text:p text:style-name="Horizontal_20_Line"/>
      <text:h text:style-name="Heading_20_3" text:outline-level="3">6. カレンダーデータを“外出し”する</text:h>
      <text:p text:style-name="Text_20_body">ここが管理画面への橋渡しです。</text:p>
      <text:p text:style-name="Text_20_body">最初はHTML直書きでもいいですが、管理画面を作る前に、<text:line-break/><text:span text:style-name="Strong_20_Emphasis">カレンダーの状態をコード外から読める形</text:span>に寄せるのがおすすめです。</text:p>
      <text:p text:style-name="Text_20_body">たとえば持つ情報はこんな感じです。</text:p>
      <text:list text:style-name="L7">
        <text:list-item>
          <text:p text:style-name="P8">日付</text:p>
        </text:list-item>
        <text:list-item>
          <text:p text:style-name="P8">ステータス（○ / △ / × / ―）</text:p>
        </text:list-item>
        <text:list-item>
          <text:p text:style-name="P8">必要なら時間枠ごとの状態</text:p>
        </text:list-item>
      </text:list>
      <text:p text:style-name="Text_20_body">この段階で、表示ロジックを</text:p>
      <text:list text:style-name="L8">
        <text:list-item>
          <text:p text:style-name="P9">ハードコード<text:line-break/>から</text:p>
        </text:list-item>
        <text:list-item>
          <text:p text:style-name="P9">データ駆動<text:line-break/>へ寄せます。</text:p>
        </text:list-item>
      </text:list>
      <text:p text:style-name="Horizontal_20_Line"/>
      <text:h text:style-name="Heading_20_3" text:outline-level="3">7. 管理画面を作る</text:h>
      <text:p text:style-name="Text_20_body">ここで初めて管理画面です。</text:p>
      <text:p text:style-name="Text_20_body">やること</text:p>
      <text:list text:style-name="L9">
        <text:list-item>
          <text:p text:style-name="P10">日付ごとの状態を編集</text:p>
        </text:list-item>
        <text:list-item>
          <text:p text:style-name="P10"><text:span text:style-name="Source_20_Text">○ / △ / × / ―</text:span> を切り替え</text:p>
        </text:list-item>
        <text:list-item>
          <text:p text:style-name="P10">必要なら時間枠ごとの在庫も編集</text:p>
        </text:list-item>
        <text:list-item>
          <text:p text:style-name="P10">保存内容をカレンダーへ反映</text:p>
        </text:list-item>
      </text:list>
      <text:p text:style-name="Text_20_body">この順番がいい理由は、<text:span text:style-name="Strong_20_Emphasis">管理画面は「何を管理するか」が固まってから作るべき</text:span>だからです。<text:line-break/>先に作ると、表示仕様が変わるたびに管理画面も作り直しになります。</text:p>
      <text:p text:style-name="Horizontal_20_Line"/>
      <text:h text:style-name="Heading_20_2" text:outline-level="2">あなたのやりたいことに対応した最適順</text:h>
      <text:p text:style-name="Text_20_body">やりたいことはこの3つでした。</text:p>
      <text:list text:style-name="L10">
        <text:list-item>
          <text:p text:style-name="P11"><text:soft-page-break/>カレンダーにある〇や△を押したら予約フォームに行ける形をつくる</text:p>
        </text:list-item>
        <text:list-item>
          <text:p text:style-name="P11">予約フォームを作る</text:p>
        </text:list-item>
        <text:list-item>
          <text:p text:style-name="P11">管理画面を作る</text:p>
        </text:list-item>
      </text:list>
      <text:p text:style-name="Text_20_body">これを効率よく並べると、こうです。</text:p>
      <text:h text:style-name="Heading_20_3" text:outline-level="3">推奨順</text:h>
      <text:list text:style-name="L11">
        <text:list-item>
          <text:p text:style-name="P12">予約ページを完成させる</text:p>
        </text:list-item>
        <text:list-item>
          <text:p text:style-name="P12">予約フォームページを完成させる</text:p>
        </text:list-item>
        <text:list-item>
          <text:p text:style-name="P12">カレンダーを仮実装する</text:p>
        </text:list-item>
        <text:list-item>
          <text:p text:style-name="P12"><text:span text:style-name="Source_20_Text">○</text:span> と <text:span text:style-name="Source_20_Text">△</text:span> だけフォームへ遷移できるようにする</text:p>
        </text:list-item>
        <text:list-item>
          <text:p text:style-name="P12">フォーム送信機能を作る</text:p>
        </text:list-item>
        <text:list-item>
          <text:p text:style-name="P12">カレンダー表示をデータ化する</text:p>
        </text:list-item>
        <text:list-item>
          <text:p text:style-name="P12">管理画面を作る</text:p>
        </text:list-item>
      </text:list>
      <text:p text:style-name="Horizontal_20_Line"/>
      <text:h text:style-name="Heading_20_2" text:outline-level="2">一番避けたい順番</text:h>
      <text:p text:style-name="Text_20_body">これは非推奨です。</text:p>
      <text:list text:style-name="L12">
        <text:list-item>
          <text:p text:style-name="P13">先に管理画面を作る</text:p>
        </text:list-item>
        <text:list-item>
          <text:p text:style-name="P13">そのあとカレンダーを作る</text:p>
        </text:list-item>
        <text:list-item>
          <text:p text:style-name="P13">最後にフォームを作る</text:p>
        </text:list-item>
      </text:list>
      <text:p text:style-name="Text_20_body">この順だと、</text:p>
      <text:list text:style-name="L13">
        <text:list-item>
          <text:p text:style-name="P14">管理項目が固まっていない</text:p>
        </text:list-item>
        <text:list-item>
          <text:p text:style-name="P14">カレンダー仕様が変わる</text:p>
        </text:list-item>
        <text:list-item>
          <text:p text:style-name="P14">フォーム項目とも噛み合わない</text:p>
        </text:list-item>
      </text:list>
      <text:p text:style-name="Text_20_body">ので、手戻りがかなり増えます。</text:p>
      <text:p text:style-name="Horizontal_20_Line"/>
      <text:h text:style-name="Heading_20_2" text:outline-level="2">現実的な開発フェーズに分けるとこうです</text:h>
      <text:h text:style-name="Heading_20_3" text:outline-level="3">フェーズ1：見た目完成</text:h>
      <text:list text:style-name="L14">
        <text:list-item>
          <text:p text:style-name="P15"><text:span text:style-name="Source_20_Text">/reservation</text:span></text:p>
        </text:list-item>
        <text:list-item>
          <text:p text:style-name="P15"><text:span text:style-name="Source_20_Text">/reservation/form</text:span></text:p>
        </text:list-item>
        <text:list-item>
          <text:p text:style-name="P15"><text:soft-page-break/>カレンダーは画像またはダミー</text:p>
        </text:list-item>
      </text:list>
      <text:h text:style-name="Heading_20_3" text:outline-level="3">フェーズ2：最低限の導線</text:h>
      <text:list text:style-name="L15">
        <text:list-item>
          <text:p text:style-name="P16">カレンダーの日付クリック</text:p>
        </text:list-item>
        <text:list-item>
          <text:p text:style-name="P16">フォームへの遷移</text:p>
        </text:list-item>
        <text:list-item>
          <text:p text:style-name="P16">日付の引き継ぎ</text:p>
        </text:list-item>
      </text:list>
      <text:h text:style-name="Heading_20_3" text:outline-level="3">フェーズ3：予約機能</text:h>
      <text:list text:style-name="L16">
        <text:list-item>
          <text:p text:style-name="P17">入力</text:p>
        </text:list-item>
        <text:list-item>
          <text:p text:style-name="P17">確認</text:p>
        </text:list-item>
        <text:list-item>
          <text:p text:style-name="P17">送信</text:p>
        </text:list-item>
        <text:list-item>
          <text:p text:style-name="P17">完了</text:p>
        </text:list-item>
      </text:list>
      <text:h text:style-name="Heading_20_3" text:outline-level="3">フェーズ4：運用機能</text:h>
      <text:list text:style-name="L17">
        <text:list-item>
          <text:p text:style-name="P18">カレンダーデータ管理</text:p>
        </text:list-item>
        <text:list-item>
          <text:p text:style-name="P18">管理画面</text:p>
        </text:list-item>
        <text:list-item>
          <text:p text:style-name="P18">在庫調整</text:p>
        </text:list-item>
      </text:list>
      <text:p text:style-name="Horizontal_20_Line"/>
      <text:h text:style-name="Heading_20_2" text:outline-level="2">結論</text:h>
      <text:p text:style-name="Text_20_body">今後の流れとして一番おすすめなのは、これです。</text:p>
      <text:p text:style-name="Text_20_body"><text:span text:style-name="Strong_20_Emphasis">① 予約ページを完成させる<text:line-break/>② 予約フォームページを完成させる<text:line-break/>③ カレンダーを静的に実装する<text:line-break/>④ </text:span><text:span text:style-name="Strong_20_Emphasis"><text:span text:style-name="Source_20_Text">○</text:span></text:span><text:span text:style-name="Strong_20_Emphasis"> と </text:span><text:span text:style-name="Strong_20_Emphasis"><text:span text:style-name="Source_20_Text">△</text:span></text:span><text:span text:style-name="Strong_20_Emphasis"> からフォームへ遷移できるようにする<text:line-break/>⑤ フォーム送信機能を作る<text:line-break/>⑥ カレンダー表示データを外出しする<text:line-break/>⑦ 最後に管理画面を作る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おすすめの予約完了フロー</text:h>
      <text:h text:style-name="Heading_20_2" text:outline-level="2">1. 予約ページ <text:span text:style-name="Source_20_Text">/reservation</text:span></text:h>
      <text:p text:style-name="Text_20_body">ここでやること</text:p>
      <text:list text:style-name="L18">
        <text:list-item>
          <text:p text:style-name="P19">カレンダー表示</text:p>
        </text:list-item>
        <text:list-item>
          <text:p text:style-name="P19">日付ごとの予約可否表示</text:p>
        </text:list-item>
        <text:list-item>
          <text:p text:style-name="P19">日付ごとのコース種別表示</text:p>
        </text:list-item>
        <text:list-item>
          <text:p text:style-name="P19"><text:span text:style-name="Source_20_Text">○</text:span> <text:span text:style-name="Source_20_Text">△</text:span> の日だけ押せる</text:p>
        </text:list-item>
        <text:list-item>
          <text:p text:style-name="P19">押したら予約フォームへ遷移</text:p>
        </text:list-item>
      </text:list>
      <text:h text:style-name="Heading_20_3" text:outline-level="3">遷移時に渡す情報</text:h>
      <text:p text:style-name="Text_20_body">例：</text:p>
      <text:list text:style-name="L19">
        <text:list-item>
          <text:p text:style-name="P20">date = 2026-03-18</text:p>
        </text:list-item>
        <text:list-item>
          <text:p text:style-name="P20">course = standard</text:p>
        </text:list-item>
        <text:list-item>
          <text:p text:style-name="P20">status = available</text:p>
        </text:list-item>
      </text:list>
      <text:p text:style-name="Text_20_body">URL例</text:p>
      <text:section text:style-name="Sect1" text:name="code-block-viewer">
        <text:p text:style-name="P21">/reservation/form?date=2026-03-18&amp;course=standard</text:p>
      </text:section>
      <text:p text:style-name="Horizontal_20_Line"/>
      <text:h text:style-name="Heading_20_2" text:outline-level="2">2. 予約フォーム Step1</text:h>
      <text:h text:style-name="Heading_20_3" text:outline-level="3">役割</text:h>
      <text:p text:style-name="Text_20_body"><text:span text:style-name="Strong_20_Emphasis">日程確認・時刻選択・人数選択・コース確認</text:span></text:p>
      <text:h text:style-name="Heading_20_3" text:outline-level="3">表示項目</text:h>
      <text:list text:style-name="L20">
        <text:list-item>
          <text:p text:style-name="P22">日程表示：2026/03/18</text:p>
        </text:list-item>
        <text:list-item>
          <text:p text:style-name="P22">時刻選択：11:00開始 / 13:00開始 / 15:00開始</text:p>
        </text:list-item>
        <text:list-item>
          <text:p text:style-name="P22">参加人数選択：1～10人</text:p>
        </text:list-item>
        <text:list-item>
          <text:p text:style-name="P22">コース表示：STANDARD または SPECIAL</text:p>
        </text:list-item>
      </text:list>
      <text:h text:style-name="Heading_20_3" text:outline-level="3">重要</text:h>
      <text:list text:style-name="L21">
        <text:list-item>
          <text:p text:style-name="P23">日程は前ページから引き継いだ値を表示</text:p>
        </text:list-item>
        <text:list-item>
          <text:p text:style-name="P23">コースは引き継いだ値を表示のみ</text:p>
        </text:list-item>
        <text:list-item>
          <text:p text:style-name="P23"><text:soft-page-break/>ユーザーにはコースを選ばせない</text:p>
        </text:list-item>
      </text:list>
      <text:h text:style-name="Heading_20_3" text:outline-level="3">UI案</text:h>
      <text:list text:style-name="L22">
        <text:list-item>
          <text:p text:style-name="P24">日程：読み取り専用</text:p>
        </text:list-item>
        <text:list-item>
          <text:p text:style-name="P24">時刻：ラジオボタン or セレクト</text:p>
        </text:list-item>
        <text:list-item>
          <text:p text:style-name="P24">人数：セレクト</text:p>
        </text:list-item>
        <text:list-item>
          <text:p text:style-name="P24">コース：読み取り専用カード or テキスト</text:p>
        </text:list-item>
      </text:list>
      <text:p text:style-name="Horizontal_20_Line"/>
      <text:h text:style-name="Heading_20_2" text:outline-level="2">3. 予約フォーム Step2</text:h>
      <text:h text:style-name="Heading_20_3" text:outline-level="3">役割</text:h>
      <text:p text:style-name="Text_20_body"><text:span text:style-name="Strong_20_Emphasis">予約者情報入力</text:span></text:p>
      <text:h text:style-name="Heading_20_3" text:outline-level="3">入力項目</text:h>
      <text:list text:style-name="L23">
        <text:list-item>
          <text:p text:style-name="P25">名前（漢字）</text:p>
        </text:list-item>
        <text:list-item>
          <text:p text:style-name="P25">名前（ひらがな）</text:p>
        </text:list-item>
        <text:list-item>
          <text:p text:style-name="P25">性別</text:p>
        </text:list-item>
        <text:list-item>
          <text:p text:style-name="P25">生年月日</text:p>
        </text:list-item>
        <text:list-item>
          <text:p text:style-name="P25">電話番号</text:p>
        </text:list-item>
        <text:list-item>
          <text:p text:style-name="P25">メールアドレス</text:p>
        </text:list-item>
        <text:list-item>
          <text:p text:style-name="P25">要望や質問</text:p>
        </text:list-item>
      </text:list>
      <text:h text:style-name="Heading_20_3" text:outline-level="3">UI整理案</text:h>
      <text:list text:style-name="L24">
        <text:list-item>
          <text:p text:style-name="P26">氏名（漢字）</text:p>
        </text:list-item>
        <text:list-item>
          <text:p text:style-name="P26">ふりがな</text:p>
        </text:list-item>
        <text:list-item>
          <text:p text:style-name="P26">性別（ラジオ）</text:p>
        </text:list-item>
        <text:list-item>
          <text:p text:style-name="P26">生年月日（date input）</text:p>
        </text:list-item>
        <text:list-item>
          <text:p text:style-name="P26">電話番号</text:p>
        </text:list-item>
        <text:list-item>
          <text:p text:style-name="P26">メールアドレス</text:p>
        </text:list-item>
        <text:list-item>
          <text:p text:style-name="P26">備考欄（textarea）</text:p>
        </text:list-item>
      </text:list>
      <text:p text:style-name="Horizontal_20_Line"/>
      <text:h text:style-name="Heading_20_2" text:outline-level="2"><text:soft-page-break/>4. 予約フォーム Step3</text:h>
      <text:h text:style-name="Heading_20_3" text:outline-level="3">役割</text:h>
      <text:p text:style-name="Text_20_body"><text:span text:style-name="Strong_20_Emphasis">最終確認</text:span></text:p>
      <text:h text:style-name="Heading_20_3" text:outline-level="3">表示内容</text:h>
      <text:list text:style-name="L25">
        <text:list-item>
          <text:p text:style-name="P27">日程</text:p>
        </text:list-item>
        <text:list-item>
          <text:p text:style-name="P27">時刻</text:p>
        </text:list-item>
        <text:list-item>
          <text:p text:style-name="P27">人数</text:p>
        </text:list-item>
        <text:list-item>
          <text:p text:style-name="P27">コース</text:p>
        </text:list-item>
        <text:list-item>
          <text:p text:style-name="P27">氏名</text:p>
        </text:list-item>
        <text:list-item>
          <text:p text:style-name="P27">ふりがな</text:p>
        </text:list-item>
        <text:list-item>
          <text:p text:style-name="P27">性別</text:p>
        </text:list-item>
        <text:list-item>
          <text:p text:style-name="P27">生年月日</text:p>
        </text:list-item>
        <text:list-item>
          <text:p text:style-name="P27">電話番号</text:p>
        </text:list-item>
        <text:list-item>
          <text:p text:style-name="P27">メールアドレス</text:p>
        </text:list-item>
        <text:list-item>
          <text:p text:style-name="P27">要望や質問</text:p>
        </text:list-item>
      </text:list>
      <text:h text:style-name="Heading_20_3" text:outline-level="3">ボタン</text:h>
      <text:list text:style-name="L26">
        <text:list-item>
          <text:p text:style-name="P28">戻る</text:p>
        </text:list-item>
        <text:list-item>
          <text:p text:style-name="P28">予約する</text:p>
        </text:list-item>
      </text:list>
      <text:p text:style-name="Horizontal_20_Line"/>
      <text:h text:style-name="Heading_20_2" text:outline-level="2">5. 完了ページ Step4</text:h>
      <text:h text:style-name="Heading_20_3" text:outline-level="3">役割</text:h>
      <text:p text:style-name="Text_20_body"><text:span text:style-name="Strong_20_Emphasis">予約完了表示</text:span></text:p>
      <text:h text:style-name="Heading_20_3" text:outline-level="3">表示内容</text:h>
      <text:list text:style-name="L27">
        <text:list-item>
          <text:p text:style-name="P29">予約完了メッセージ</text:p>
        </text:list-item>
        <text:list-item>
          <text:p text:style-name="P29">予約内容の簡易表示</text:p>
        </text:list-item>
        <text:list-item>
          <text:p text:style-name="P29">メール送信済み案内など</text:p>
        </text:list-item>
      </text:list>
      <text:p text:style-name="Horizontal_20_Line"/>
      <text:h text:style-name="Heading_20_1" text:outline-level="1"><text:soft-page-break/>一番おすすめの画面構成</text:h>
      <text:h text:style-name="Heading_20_2" text:outline-level="2">構成案</text:h>
      <text:list text:style-name="L28">
        <text:list-item>
          <text:p text:style-name="P30"><text:span text:style-name="Source_20_Text">/reservation</text:span></text:p>
        </text:list-item>
        <text:list-item>
          <text:p text:style-name="P30"><text:span text:style-name="Source_20_Text">/reservation/form</text:span></text:p>
        </text:list-item>
        <text:list-item>
          <text:p text:style-name="P30"><text:span text:style-name="Source_20_Text">/reservation/form/details</text:span></text:p>
        </text:list-item>
        <text:list-item>
          <text:p text:style-name="P30"><text:span text:style-name="Source_20_Text">/reservation/form/confirm</text:span></text:p>
        </text:list-item>
        <text:list-item>
          <text:p text:style-name="P30"><text:span text:style-name="Source_20_Text">/reservation/complete</text:span></text:p>
        </text:list-item>
      </text:list>
      <text:p text:style-name="Text_20_body">ただ、今の「最小差分」で進めるなら、最初は URL を増やしすぎず、</text:p>
      <text:list text:style-name="L29">
        <text:list-item>
          <text:p text:style-name="P31"><text:span text:style-name="Source_20_Text">/reservation</text:span></text:p>
        </text:list-item>
        <text:list-item>
          <text:p text:style-name="P31"><text:span text:style-name="Source_20_Text">/reservation/form</text:span></text:p>
        </text:list-item>
        <text:list-item>
          <text:p text:style-name="P31"><text:span text:style-name="Source_20_Text">/reservation/form/confirm</text:span></text:p>
        </text:list-item>
        <text:list-item>
          <text:p text:style-name="P31"><text:span text:style-name="Source_20_Text">/reservation/complete</text:span></text:p>
        </text:list-item>
      </text:list>
      <text:p text:style-name="Text_20_body">でも十分です。</text:p>
      <text:p text:style-name="Text_20_body">その場合 <text:span text:style-name="Source_20_Text">/reservation/form</text:span> の中で</text:p>
      <text:list text:style-name="L30">
        <text:list-item>
          <text:p text:style-name="P32">Step1</text:p>
        </text:list-item>
        <text:list-item>
          <text:p text:style-name="P32">Step2</text:p>
        </text:list-item>
      </text:list>
      <text:p text:style-name="Text_20_body">を縦に続けて実装する形もできます。</text:p>
      <text:p text:style-name="Horizontal_20_Line"/>
      <text:h text:style-name="Heading_20_1" text:outline-level="1">どの順番で作るのが一番安全か</text:h>
      <text:h text:style-name="Heading_20_2" text:outline-level="2">フェーズ1</text:h>
      <text:h text:style-name="Heading_20_3" text:outline-level="3">まず作る</text:h>
      <text:list text:style-name="L31">
        <text:list-item>
          <text:p text:style-name="P33"><text:span text:style-name="Source_20_Text">/reservation</text:span> の見た目完成</text:p>
        </text:list-item>
        <text:list-item>
          <text:p text:style-name="P33">カレンダーを静的で実装</text:p>
        </text:list-item>
        <text:list-item>
          <text:p text:style-name="P33"><text:span text:style-name="Source_20_Text">○</text:span> <text:span text:style-name="Source_20_Text">△</text:span> クリックで <text:span text:style-name="Source_20_Text">/reservation/form</text:span> へ遷移</text:p>
        </text:list-item>
      </text:list>
      <text:p text:style-name="Horizontal_20_Line"/>
      <text:h text:style-name="Heading_20_2" text:outline-level="2"><text:soft-page-break/>フェーズ2</text:h>
      <text:h text:style-name="Heading_20_3" text:outline-level="3">次に作る</text:h>
      <text:list text:style-name="L32">
        <text:list-item>
          <text:p text:style-name="P34"><text:span text:style-name="Source_20_Text">/reservation/form</text:span> Step1</text:p>
        </text:list-item>
      </text:list>
      <text:list text:style-name="L33">
        <text:list-item>
          <text:p text:style-name="P35">日程確認</text:p>
        </text:list-item>
        <text:list-item>
          <text:p text:style-name="P35">時刻選択</text:p>
        </text:list-item>
        <text:list-item>
          <text:p text:style-name="P35">人数選択</text:p>
        </text:list-item>
        <text:list-item>
          <text:p text:style-name="P35">コース表示</text:p>
        </text:list-item>
      </text:list>
      <text:p text:style-name="Horizontal_20_Line"/>
      <text:h text:style-name="Heading_20_2" text:outline-level="2">フェーズ3</text:h>
      <text:h text:style-name="Heading_20_3" text:outline-level="3">次に作る</text:h>
      <text:list text:style-name="L34">
        <text:list-item>
          <text:p text:style-name="P36"><text:span text:style-name="Source_20_Text">/reservation/form</text:span> Step2</text:p>
        </text:list-item>
      </text:list>
      <text:list text:style-name="L35">
        <text:list-item>
          <text:p text:style-name="P37">予約者情報入力</text:p>
        </text:list-item>
      </text:list>
      <text:p text:style-name="Horizontal_20_Line"/>
      <text:h text:style-name="Heading_20_2" text:outline-level="2">フェーズ4</text:h>
      <text:h text:style-name="Heading_20_3" text:outline-level="3">次に作る</text:h>
      <text:list text:style-name="L36">
        <text:list-item>
          <text:p text:style-name="P38"><text:span text:style-name="Source_20_Text">/reservation/form/confirm</text:span></text:p>
        </text:list-item>
      </text:list>
      <text:list text:style-name="L37">
        <text:list-item>
          <text:p text:style-name="P39">入力内容確認</text:p>
        </text:list-item>
        <text:list-item>
          <text:p text:style-name="P39">予約ボタン</text:p>
        </text:list-item>
      </text:list>
      <text:p text:style-name="Horizontal_20_Line"/>
      <text:h text:style-name="Heading_20_2" text:outline-level="2">フェーズ5</text:h>
      <text:h text:style-name="Heading_20_3" text:outline-level="3">最後</text:h>
      <text:list text:style-name="L38">
        <text:list-item>
          <text:p text:style-name="P40">完了ページ</text:p>
        </text:list-item>
        <text:list-item>
          <text:p text:style-name="P40">メール送信</text:p>
        </text:list-item>
        <text:list-item>
          <text:p text:style-name="P40">DB保存</text:p>
        </text:list-item>
        <text:list-item>
          <text:p text:style-name="P40">管理画面連携</text:p>
        </text:list-item>
      </text:list>
      <text:p text:style-name="Horizontal_20_Line"/>
      <text:h text:style-name="Heading_20_1" text:outline-level="1"><text:soft-page-break/>データ設計はこうすると後で楽です</text:h>
      <text:h text:style-name="Heading_20_2" text:outline-level="2">予約データ</text:h>
      <text:p text:style-name="Text_20_body">最低限、こういう項目を持つと進めやすいです。</text:p>
      <text:section text:style-name="Sect1" text:name="セクション1">
        <text:p text:style-name="P21"><text:bookmark text:name="code-block-viewer"/>reservationDate</text:p>
        <text:p text:style-name="Preformatted_20_Text">reservationTime</text:p>
        <text:p text:style-name="Preformatted_20_Text">courseType</text:p>
        <text:p text:style-name="Preformatted_20_Text">participantCount</text:p>
        <text:p text:style-name="Preformatted_20_Text">nameKanji</text:p>
        <text:p text:style-name="Preformatted_20_Text">nameKana</text:p>
        <text:p text:style-name="Preformatted_20_Text">gender</text:p>
        <text:p text:style-name="Preformatted_20_Text">birthDate</text:p>
        <text:p text:style-name="Preformatted_20_Text">phone</text:p>
        <text:p text:style-name="Preformatted_20_Text">email</text:p>
        <text:p text:style-name="Preformatted_20_Text">message</text:p>
        <text:p text:style-name="Preformatted_20_Text">status</text:p>
        <text:p text:style-name="Preformatted_20_Text">createdAt</text:p>
      </text:section>
      <text:p text:style-name="Horizontal_20_Line"/>
      <text:h text:style-name="Heading_20_2" text:outline-level="2">カレンダーデータ</text:h>
      <text:p text:style-name="Text_20_body">あとで管理画面を作るなら、日付ごとにこう持つと便利です。</text:p>
      <text:section text:style-name="Sect1" text:name="セクション2">
        <text:p text:style-name="P21"><text:bookmark text:name="code-block-viewer Copy 1"/>date</text:p>
        <text:p text:style-name="Preformatted_20_Text">courseType</text:p>
        <text:p text:style-name="Preformatted_20_Text">bookingStatus</text:p>
        <text:p text:style-name="Preformatted_20_Text">availableTimes</text:p>
        <text:p text:style-name="Preformatted_20_Text">maxCapacity</text:p>
        <text:p text:style-name="Preformatted_20_Text">remainingSlots</text:p>
      </text:section>
      <text:p text:style-name="Text_20_body">例</text:p>
      <text:section text:style-name="Sect1" text:name="セクション3">
        <text:p text:style-name="P21"><text:bookmark text:name="code-block-viewer Copy 2"/>2026-03-18 / standard / available / [11:00,13:00,15:00]</text:p>
        <text:p text:style-name="Preformatted_20_Text">2026-03-19 / special / few_left / [11:00]</text:p>
        <text:p text:style-name="Preformatted_20_Text">2026-03-20 / none / closed / []</text:p>
      </text:section>
      <text:p text:style-name="Horizontal_20_Line"/>
      <text:h text:style-name="Heading_20_1" text:outline-level="1">カレンダーUIでコースを見分ける方法</text:h>
      <text:p text:style-name="Text_20_body">コースが日程で決まるなら、カレンダーで見分けられる必要があります。<text:line-break/>おすすめは次のどれかです。</text:p>
      <text:h text:style-name="Heading_20_2" text:outline-level="2">案1</text:h>
      <text:p text:style-name="Text_20_body">日付セルの色をコースで変える</text:p>
      <text:list text:style-name="L39">
        <text:list-item>
          <text:p text:style-name="P41">STANDARD = 通常色</text:p>
        </text:list-item>
        <text:list-item>
          <text:p text:style-name="P41">SPECIAL = 別色</text:p>
        </text:list-item>
      </text:list>
      <text:h text:style-name="Heading_20_2" text:outline-level="2"><text:soft-page-break/>案2</text:h>
      <text:p text:style-name="Text_20_body">日付セルに小さなラベルを出す</text:p>
      <text:list text:style-name="L40">
        <text:list-item>
          <text:p text:style-name="P42"><text:span text:style-name="Source_20_Text">STD</text:span></text:p>
        </text:list-item>
        <text:list-item>
          <text:p text:style-name="P42"><text:span text:style-name="Source_20_Text">SP</text:span></text:p>
        </text:list-item>
      </text:list>
      <text:h text:style-name="Heading_20_2" text:outline-level="2">案3</text:h>
      <text:p text:style-name="Text_20_body">凡例を追加する</text:p>
      <text:list text:style-name="L41">
        <text:list-item>
          <text:p text:style-name="P43">○ 即時予約</text:p>
        </text:list-item>
        <text:list-item>
          <text:p text:style-name="P43">△ 残数わずか</text:p>
        </text:list-item>
        <text:list-item>
          <text:p text:style-name="P43">× 受付終了</text:p>
        </text:list-item>
        <text:list-item>
          <text:p text:style-name="P43">― 開催なし</text:p>
        </text:list-item>
        <text:list-item>
          <text:p text:style-name="P43">STD STANDARD</text:p>
        </text:list-item>
        <text:list-item>
          <text:p text:style-name="P43">SP SPECIAL</text:p>
        </text:list-item>
      </text:list>
      <text:p text:style-name="Text_20_body">一番わかりやすいのは<text:line-break/><text:span text:style-name="Strong_20_Emphasis">ステータス記号 + 小ラベル</text:span> です。</text:p>
      <text:p text:style-name="Horizontal_20_Line"/>
      <text:h text:style-name="Heading_20_1" text:outline-level="1">実装上のおすすめ修正</text:h>
      <text:p text:style-name="Text_20_body">あなたの理想を、実装しやすい自然な文章に直すとこうです。</text:p>
      <text:h text:style-name="Heading_20_2" text:outline-level="2">予約完了までの流れ</text:h>
      <text:list text:style-name="L42">
        <text:list-item>
          <text:p text:style-name="P44">予約ページ内のカレンダーで予約可能な日程を選択</text:p>
        </text:list-item>
        <text:list-item>
          <text:p text:style-name="P44">選択した日付に対応する予約フォームへ遷移</text:p>
        </text:list-item>
        <text:list-item>
          <text:p text:style-name="P44">予約フォームで以下を入力・確認</text:p>
          <text:list>
            <text:list-item>
              <text:p text:style-name="P44">日程確認</text:p>
            </text:list-item>
            <text:list-item>
              <text:p text:style-name="P44">時刻選択</text:p>
            </text:list-item>
            <text:list-item>
              <text:p text:style-name="P44">参加人数選択</text:p>
            </text:list-item>
            <text:list-item>
              <text:p text:style-name="P44">コース確認（選択ではなく表示）</text:p>
            </text:list-item>
          </text:list>
        </text:list-item>
        <text:list-item>
          <text:p text:style-name="P44">予約者情報を入力</text:p>
          <text:list>
            <text:list-item>
              <text:p text:style-name="P44">名前（漢字）</text:p>
            </text:list-item>
            <text:list-item>
              <text:p text:style-name="P44">ふりがな</text:p>
            </text:list-item>
            <text:list-item>
              <text:p text:style-name="P44"><text:soft-page-break/>性別</text:p>
            </text:list-item>
            <text:list-item>
              <text:p text:style-name="P44">生年月日</text:p>
            </text:list-item>
            <text:list-item>
              <text:p text:style-name="P44">電話番号</text:p>
            </text:list-item>
            <text:list-item>
              <text:p text:style-name="P44">メールアドレス</text:p>
            </text:list-item>
            <text:list-item>
              <text:p text:style-name="P44">要望や質問</text:p>
            </text:list-item>
          </text:list>
        </text:list-item>
        <text:list-item>
          <text:p text:style-name="P44">最終確認画面で入力内容を確認</text:p>
        </text:list-item>
        <text:list-item>
          <text:p text:style-name="P44">予約するボタン押下で予約完了</text:p>
        </text:list-item>
      </text:list>
      <text:p text:style-name="Text_20_body">この形にすると、仕様としてぶれません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JP" style:font-family-asian="'Noto Serif JP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JP" style:font-family-asian="'Noto Serif JP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JP" style:font-family-asian="'Noto Serif JP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5:57:22.984402400</meta:creation-date>
    <dc:date>2026-03-18T10:38:49.297322300</dc:date>
    <meta:editing-duration>PT34M45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14" meta:paragraph-count="307" meta:word-count="2888" meta:character-count="3933" meta:non-whitespace-character-count="3803"/>
  </office:meta>
</office:document-meta>
</file>